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5pt" style:font-size-asian="13.1000003814697pt" style:font-size-complex="15pt"/>
    </style:style>
    <style:style style:name="P2" style:family="paragraph" style:parent-style-name="Standard">
      <style:paragraph-properties fo:text-align="start" style:justify-single-word="false"/>
      <style:text-properties fo:font-size="12pt" style:font-size-asian="10.5pt" style:font-size-complex="12pt"/>
    </style:style>
    <style:style style:name="P3" style:family="paragraph" style:parent-style-name="Standard">
      <style:paragraph-properties fo:text-align="start" style:justify-single-word="false"/>
      <style:text-properties fo:font-size="12pt"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Temple of Eternity</text:p>
      <text:p text:style-name="P2"/>
      <text:p text:style-name="P2"/>
      <text:p text:style-name="P2">soul bind = on victim?</text:p>
      <text:p text:style-name="P2">misdirection <text:s/>= on sneaky bad guy</text:p>
      <text:p text:style-name="P2">programmed image = demon taunts in temple</text:p>
      <text:p text:style-name="P2"/>
      <text:p text:style-name="P2">kathleen = victim of priests sacrifice</text:p>
      <text:p text:style-name="P2">robert = true name of 'the adversary'</text:p>
      <text:p text:style-name="P2">high priest of zeus = backstabber</text:p>
      <text:p text:style-name="P2">carl (cowardly carl) = a monk in the service of zeus, in the chapel of zeus</text:p>
      <text:p text:style-name="P2"/>
      <text:p text:style-name="P2"/>
      <text:p text:style-name="P2"/>
      <text:p text:style-name="P2">plot summary:</text:p>
      <text:p text:style-name="P2">priest of zeus has been performing sacrifices within the 'temple of eternity' in order to become the god of eternity. He has been sacrificing kobolds, orcs, etc. to increase his powers though this doesn't work. He attempts to sacrifice kathleen thinking this will deify him. Robert interrupts the ceremony but not before kathleen is killed. In grief robert commits suicide and (sacrificing himself) inadvertently deifies himself and becomes 'the adversary'. As a demi-god he curses the world (creating reason for adventurers to investigate) and begins torturing the priest of zeus. Adversaries focus is on obtaining power to bring kathleen back to life which he is unable to do due to priest having used soul bind on kathleen. Despite his powers adversary is not very knowledgeable about magic and doesn't understand why his resurrection spell doesn't work. Players will rescue priest of zeus who will help them but of course backstab attempting to continue his deification (by eating both kathleen's and roberts soul at the same time). Adventurers win by managing to save kathleen and robert and defeating priest of zeus. </text:p>
      <text:p text:style-name="P2"/>
      <text:p text:style-name="P2"/>
      <text:p text:style-name="P2">The temple of eternity:</text:p>
      <text:p text:style-name="P2">The temple of eternity is an ancient edifice located within a remote section of the mountains. It has been abandoned for many years and it is slowly crumbling away. It is located at the intersection of multiple ley lines and so is a powerful focus of both arcane and divine energy. The temple </text:p>
      <text:p text:style-name="P2"/>
      <text:p text:style-name="P2">chapel of zeus:</text:p>
      <text:p text:style-name="P2">adventurers start out at the chapel of zeus to find the priest of zeus. Chapel is almost completely deserted. There are no (few?) enemies to fight here but there will be useful clues/items to prepare them for the temple. </text:p>
      <text:p text:style-name="P2"/>
      <text:p text:style-name="P2">Enemies: The temple starts out mostly deserted except for some kobolds and orcs guarding the priest of zeus. These guys understand who the real villain is and so try to stop you. After priest is 'rescued' a number of arcane traps go off that summon more enemies. </text:p>
      <text:p text:style-name="P2"/>
      <text:p text:style-name="P2">goals:</text:p>
      <text:p text:style-name="P2">Campaign has 3 main sections and stages within it. </text:p>
      <text:p text:style-name="P2">1. rescue of the priest of zeus: this is a fairly easy simple section. There are few enemies, and the priest himself can be rescued by disrupting the symbol of pain being used to torture him.</text:p>
      <text:p text:style-name="P2"/>
      <text:p text:style-name="P2">2. eliminating the adversary: the adversary will immediately appear upon rescue of the priest. The <text:soft-page-break/>priest will use his power to banish the adversary giving the heroes a respite. Priest will still be trapped and will send heroes to release him. This is done by finding a magic (key) and embuing it with power to disable the adversaries containment spell around the priest. </text:p>
      <text:p text:style-name="P2"/>
      <text:p text:style-name="P2">3. redemption of the adversary: after the betrayal by the priest of zeus the adventurers need to defeat him. With the best ending heroes manage to bring kathleen and Robert back to life. Bad ending results in priest being defeated but kathleen and robert are dead.</text:p>
      <text:p text:style-name="P2"/>
      <text:p text:style-name="P2">the sacrifice: documents will indicate that the temple allows for the ascension to godhood by performing a ritual known as 'the eternal sacrifice'. Priest will indicate this is what the adversary is trying to do. Priest has been trying to sacrifice unsuccessfully (why monsters try to stop heroes) and has come to the determination that killing kathleen and absorbing her soul will complete the ritual. </text:p>
      <text:p text:style-name="P2"/>
      <text:p text:style-name="P2">soul absorption: the priest knows a spell that allows him to absorb the souls of others. It takes him 15 minutes to cast this spell. Spell is interrupted if the person is raised/resurrected while he is doing this. </text:p>
      <text:p text:style-name="P2"/>
      <text:p text:style-name="P2">sleeping:</text:p>
      <text:p text:style-name="P2">sleeping is not allowed within the temple. Players will be 'advised' not to sleep here. Players tha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initial-creator>donkyhotay</meta:initial-creator>
    <meta:creation-date>2008-11-09T20:24:44</meta:creation-date>
    <dc:date>2008-11-10T17:00:50</dc:date>
    <meta:editing-cycles>16</meta:editing-cycles>
    <meta:editing-duration>PT09H09M12S</meta:editing-duration>
    <meta:document-statistic meta:table-count="0" meta:image-count="0" meta:object-count="0" meta:page-count="2" meta:paragraph-count="24" meta:word-count="661" meta:character-count="3863"/>
    <meta:user-defined meta:name="Info 1"/>
    <meta:user-defined meta:name="Info 2"/>
    <meta:user-defined meta:name="Info 3"/>
    <meta:user-defined meta:name="Info 4"/>
  </office:meta>
</office:document-meta>
</file>